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0B0000000B5422D3F5DCE21F30.gif" manifest:media-type="image/gif"/>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style:writing-mode="page"/>
    </style:style>
    <style:style style:name="Tabla2" style:family="table">
      <style:table-properties style:width="17.013cm" fo:margin-left="0cm" table:align="left"/>
    </style:style>
    <style:style style:name="Tabla2.A" style:family="table-column">
      <style:table-column-properties style:column-width="3.096cm"/>
    </style:style>
    <style:style style:name="Tabla2.B" style:family="table-column">
      <style:table-column-properties style:column-width="13.917cm"/>
    </style:style>
    <style:style style:name="Tabla2.1" style:family="table-row">
      <style:table-row-properties style:min-row-height="0.397cm"/>
    </style:style>
    <style:style style:name="Tabla2.A1" style:family="table-cell">
      <style:table-cell-properties style:writing-mode="page"/>
    </style:style>
    <style:style style:name="Tabla2.4" style:family="table-row">
      <style:table-row-properties style:min-row-height="0.407cm"/>
    </style:style>
    <style:style style:name="Tabla3" style:family="table">
      <style:table-properties style:width="17.013cm" fo:margin-left="0cm" table:align="left"/>
    </style:style>
    <style:style style:name="Tabla3.A" style:family="table-column">
      <style:table-column-properties style:column-width="3.889cm"/>
    </style:style>
    <style:style style:name="Tabla3.B" style:family="table-column">
      <style:table-column-properties style:column-width="13.123cm"/>
    </style:style>
    <style:style style:name="Tabla3.A1" style:family="table-cell">
      <style:table-cell-properties style:writing-mode="page"/>
    </style:style>
    <style:style style:name="Tabla" style:family="table">
      <style:table-properties style:width="17cm" table:align="margins"/>
    </style:style>
    <style:style style:name="Tabla.A" style:family="table-column">
      <style:table-column-properties style:column-width="8.5cm" style:rel-column-width="32767*"/>
    </style:style>
    <style:style style:name="Tabla.B" style:family="table-column">
      <style:table-column-properties style:column-width="8.5cm" style:rel-column-width="32768*"/>
    </style:style>
    <style:style style:name="Tabla.A1" style:family="table-cell">
      <style:table-cell-properties fo:padding="0.097cm" fo:border-left="0.05pt solid #000000" fo:border-right="none" fo:border-top="0.05pt solid #000000" fo:border-bottom="0.05pt solid #000000"/>
    </style:style>
    <style:style style:name="Tabla.B1" style:family="table-cell">
      <style:table-cell-properties fo:padding="0.097cm" fo:border="0.05pt solid #000000"/>
    </style:style>
    <style:style style:name="Tabla.A2" style:family="table-cell">
      <style:table-cell-properties fo:padding="0.097cm" fo:border-left="0.05pt solid #000000" fo:border-right="none" fo:border-top="none" fo:border-bottom="0.05pt solid #000000"/>
    </style:style>
    <style:style style:name="Tabla.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4.249cm" style:rel-column-width="16383*"/>
    </style:style>
    <style:style style:name="Tabla4.D" style:family="table-column">
      <style:table-column-properties style:column-width="4.251cm" style:rel-column-width="16386*"/>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5.667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data-style-name="N0">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6.B6" style:family="table-cell">
      <style:table-cell-properties fo:padding="0.097cm" fo:border-left="0.05pt solid #000000" fo:border-right="0.05pt solid #000000"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6.B8"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2.514cm" style:rel-column-width="9689*"/>
    </style:style>
    <style:style style:name="Tabla7.B" style:family="table-column">
      <style:table-column-properties style:column-width="5.359cm" style:rel-column-width="20657*"/>
    </style:style>
    <style:style style:name="Tabla7.C" style:family="table-column">
      <style:table-column-properties style:column-width="9.128cm" style:rel-column-width="35189*"/>
    </style:style>
    <style:style style:name="Tabla7.A1" style:family="table-cell">
      <style:table-cell-properties fo:padding="0.097cm" fo:border-left="0.05pt solid #000000" fo:border-right="none" fo:border-top="0.05pt solid #000000" fo:border-bottom="0.05pt solid #000000"/>
    </style:style>
    <style:style style:name="Tabla7.C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2.977cm" style:rel-column-width="11477*"/>
    </style:style>
    <style:style style:name="Tabla8.B" style:family="table-column">
      <style:table-column-properties style:column-width="14.023cm" style:rel-column-width="54058*"/>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P1" style:family="paragraph" style:parent-style-name="Table_20_Contents">
      <style:text-properties fo:font-size="16pt" style:font-size-asian="16pt" style:font-size-complex="16pt"/>
    </style:style>
    <style:style style:name="P2" style:family="paragraph" style:parent-style-name="Table_20_Contents">
      <style:paragraph-properties fo:text-align="justify" style:justify-single-word="false"/>
      <style:text-properties fo:font-size="16pt" style:font-size-asian="16pt" style:font-size-complex="16pt"/>
    </style:style>
    <style:style style:name="P3" style:family="paragraph" style:parent-style-name="Standard">
      <style:text-properties fo:font-size="16pt" style:font-size-asian="16pt" style:font-size-complex="16pt"/>
    </style:style>
    <style:style style:name="P4" style:family="paragraph" style:parent-style-name="Standard">
      <style:text-properties fo:font-size="16pt" fo:font-weight="bold" style:font-size-asian="16pt" style:font-weight-asian="bold" style:font-size-complex="16pt" style:font-weight-complex="bold"/>
    </style:style>
    <style:style style:name="P5" style:family="paragraph" style:parent-style-name="Standard">
      <style:text-properties fo:color="#ff0000" loext:opacity="100%" fo:font-size="16pt" style:font-size-asian="16pt" style:font-size-complex="16pt"/>
    </style:style>
    <style:style style:name="P6" style:family="paragraph" style:parent-style-name="Standard">
      <style:text-properties fo:color="#000000" loext:opacity="100%" fo:font-size="16pt" style:font-size-asian="16pt" style:font-size-complex="16pt"/>
    </style:style>
    <style:style style:name="P7" style:family="paragraph" style:parent-style-name="Standard">
      <style:text-properties fo:color="#000000" loext:opacity="100%" fo:font-size="16pt" fo:font-weight="bold" style:font-size-asian="16pt" style:font-weight-asian="bold" style:font-size-complex="16pt" style:font-weight-complex="bold"/>
    </style:style>
    <style:style style:name="P8" style:family="paragraph" style:parent-style-name="Standard">
      <style:text-properties fo:color="#000000" loext:opacity="100%" fo:font-size="16pt" fo:font-weight="normal" style:font-size-asian="16pt" style:font-weight-asian="normal" style:font-size-complex="16pt" style:font-weight-complex="normal"/>
    </style:style>
    <style:style style:name="P9" style:family="paragraph" style:parent-style-name="Standard">
      <style:text-properties fo:color="#000000" loext:opacity="100%" fo:font-size="16pt" fo:font-style="italic" fo:font-weight="normal" style:font-size-asian="16pt" style:font-style-asian="italic" style:font-weight-asian="normal" style:font-size-complex="16pt" style:font-style-complex="italic" style:font-weight-complex="normal"/>
    </style:style>
    <style:style style:name="P10" style:family="paragraph" style:parent-style-name="Standard">
      <style:text-properties fo:color="#a1467e" loext:opacity="100%" fo:font-size="16pt" style:font-size-asian="16pt" style:font-size-complex="16pt"/>
    </style:style>
    <style:style style:name="P11" style:family="paragraph" style:parent-style-name="Standard">
      <style:text-properties fo:color="#ff4000" loext:opacity="100%" fo:font-size="16pt" fo:font-weight="bold" style:font-size-asian="16pt" style:font-weight-asian="bold" style:font-size-complex="16pt" style:font-weight-complex="bold"/>
    </style:style>
    <style:style style:name="P12" style:family="paragraph" style:parent-style-name="Standard" style:list-style-name="L6">
      <style:text-properties fo:color="#ff0000" loext:opacity="100%" fo:font-size="16pt" style:font-size-asian="16pt" style:font-size-complex="16pt"/>
    </style:style>
    <style:style style:name="P13" style:family="paragraph" style:parent-style-name="Standard" style:list-style-name="L7">
      <style:text-properties fo:color="#000000" loext:opacity="100%" fo:font-size="16pt" style:font-size-asian="16pt" style:font-size-complex="16pt"/>
    </style:style>
    <style:style style:name="P14" style:family="paragraph" style:parent-style-name="Standard" style:list-style-name="L8">
      <style:text-properties fo:color="#000000" loext:opacity="100%" fo:font-size="16pt" fo:font-weight="normal" style:font-size-asian="16pt" style:font-weight-asian="normal" style:font-size-complex="16pt" style:font-weight-complex="normal"/>
    </style:style>
    <style:style style:name="P15" style:family="paragraph" style:parent-style-name="Standard" style:list-style-name="L9">
      <style:text-properties fo:color="#000000" loext:opacity="100%" fo:font-size="16pt" fo:font-weight="normal" style:font-size-asian="16pt" style:font-weight-asian="normal" style:font-size-complex="16pt" style:font-weight-complex="normal"/>
    </style:style>
    <style:style style:name="P16" style:family="paragraph" style:parent-style-name="Standard" style:list-style-name="L10">
      <style:text-properties fo:color="#000000" loext:opacity="100%" fo:font-size="16pt" fo:font-weight="normal" style:font-size-asian="16pt" style:font-weight-asian="normal" style:font-size-complex="16pt" style:font-weight-complex="normal"/>
    </style:style>
    <style:style style:name="P17" style:family="paragraph" style:parent-style-name="Standard" style:list-style-name="L11">
      <style:text-properties fo:color="#000000" loext:opacity="100%" fo:font-size="16pt" fo:font-weight="normal" style:font-size-asian="16pt" style:font-weight-asian="normal" style:font-size-complex="16pt" style:font-weight-complex="normal"/>
    </style:style>
    <style:style style:name="P18" style:family="paragraph" style:parent-style-name="Table_20_Contents" style:list-style-name="L1">
      <style:paragraph-properties fo:text-align="justify" style:justify-single-word="false"/>
      <style:text-properties fo:font-size="16pt" style:font-size-asian="16pt" style:font-size-complex="16pt"/>
    </style:style>
    <style:style style:name="P19" style:family="paragraph" style:parent-style-name="Table_20_Contents" style:list-style-name="L2">
      <style:paragraph-properties fo:text-align="justify" style:justify-single-word="false"/>
      <style:text-properties fo:font-size="16pt" style:font-size-asian="16pt" style:font-size-complex="16pt"/>
    </style:style>
    <style:style style:name="P20" style:family="paragraph" style:parent-style-name="Table_20_Contents" style:list-style-name="L3">
      <style:paragraph-properties fo:text-align="justify" style:justify-single-word="false"/>
      <style:text-properties fo:font-size="16pt" style:font-size-asian="16pt" style:font-size-complex="16pt"/>
    </style:style>
    <style:style style:name="P21" style:family="paragraph" style:parent-style-name="Table_20_Contents" style:list-style-name="L4">
      <style:paragraph-properties fo:text-align="justify" style:justify-single-word="false"/>
      <style:text-properties fo:font-size="16pt" style:font-size-asian="16pt" style:font-size-complex="16pt"/>
    </style:style>
    <style:style style:name="P22" style:family="paragraph" style:parent-style-name="Table_20_Contents" style:list-style-name="L5">
      <style:paragraph-properties fo:text-align="justify" style:justify-single-word="false"/>
      <style:text-properties fo:font-size="16pt" style:font-size-asian="16pt" style:font-size-complex="16pt"/>
    </style:style>
    <style:style style:name="T1" style:family="text">
      <style:text-properties fo:color="#ff0000" loext:opacity="100%"/>
    </style:style>
    <style:style style:name="T2" style:family="text">
      <style:text-properties fo:color="#800080" loext:opacity="100%"/>
    </style:style>
    <style:style style:name="T3" style:family="text">
      <style:text-properties fo:color="#55308d" loext:opacity="10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2%.%3%.%4%.%5%.%6%.%7%.%8%.%9%.%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2%.%3%.%4%.%5%.%6%.%7%.%8%.%9%.%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image text:level="1"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27cm" fo:text-indent="-0.635cm" fo:margin-left="1.27cm"/>
        </style:list-level-properties>
      </text:list-level-style-image>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A SEGURIDAD <text:s/>SOCIAL</text:p>
      <text:p text:style-name="P3"/>
      <text:p text:style-name="P3"/>
      <text:p text:style-name="P4">1.- El sistema de la Seguridad Social</text:p>
      <text:p text:style-name="P3"><text:s/></text:p>
      <text:p text:style-name="P3">Nuestra Constitución establece que deberá mantenerse un sistema público de Seguridad Social que garantice a la ciudadanía un protección suficiente ante situación de necesidad.</text:p>
      <text:p text:style-name="P3"/>
      <text:p text:style-name="P3"/>
      <text:p text:style-name="P10">La <text:s/>Seguridad <text:s/>Social tiene como finalidad garantizar a las personas trabajadoras , y a los familiares o personas asimiladas <text:s/>a estos estos que <text:s/>estén a su cargo, la protección <text:s/>adecuada en las situaciones en que lo necesiten: enfermedad, accidente, jubilación , desempleo, orfandad, etc.</text:p>
      <text:p text:style-name="P10"/>
      <text:p text:style-name="P6">El sistema de la Seguridad Social se organiza en dos niveles: contributivo y no contributivo. A su vez, la modalidad contributiva ( <text:s/>integrada por quienes realizan aportaciones o cotizaciones) se estructura en un régimen general y varios regimenes especiales.</text:p>
      <text:p text:style-name="P6"/>
      <text:p text:style-name="P6">MODALIDAD CONTRIBUTIVA: <text:span text:style-name="T1">Incluye a las personas trabajadoras españolas residentes en España y a los extranjeros residentes legalmente en España que ejerzan una actividad profesional en territorio nacional.</text:span></text:p>
      <text:p text:style-name="P5"/>
      <text:p text:style-name="P5">Dentro del régimen general : Incluye a la mayoría de las personas trabajadoras por cuenta ajena, principalmente de la industria y los servicios, y que no estén incluidas en algún régimen especial.</text:p>
      <text:p text:style-name="P5"/>
      <text:p text:style-name="P5">Dentro del régimen especial: Son las siguientes:</text:p>
      <text:list text:style-name="L6">
        <text:list-item>
          <text:p text:style-name="P12">Personas que trabajan por cuenta propia( autónomos)</text:p>
        </text:list-item>
        <text:list-item>
          <text:p text:style-name="P12">Personas trabajadoras del mar</text:p>
        </text:list-item>
        <text:list-item>
          <text:p text:style-name="P12">Personas trabajadoras de la minería del carbón</text:p>
        </text:list-item>
        <text:list-item>
          <text:p text:style-name="P12">Determinados funcionarios públicos.</text:p>
        </text:list-item>
      </text:list>
      <text:p text:style-name="P5"/>
      <text:p text:style-name="P6">MODALIDAD NO CONTRIBUTIVA: </text:p>
      <text:list text:style-name="L7">
        <text:list-item>
          <text:p text:style-name="P13">Incluye a personas que se encuentren en estado de necesidad , que carezcan de recursos económicos propios suficientes para su subsistencia, aun cuando no hayan cotizado nunca o no lo hayan <text:soft-page-break/>hecho el tiempo suficiente para alcanzar prestaciones de nivel contributivo.</text:p>
        </text:list-item>
        <text:list-item>
          <text:p text:style-name="P13">Son las pensiones no contributivas de incapacidad permanente, jubilación <text:s/>y por hijo o hija a cargo</text:p>
        </text:list-item>
      </text:list>
      <text:p text:style-name="P7">1.1 ORGANISMO DE LA SEGURIDAD SOCIAL</text:p>
      <text:p text:style-name="P7"/>
      <text:p text:style-name="P7">La Seguridad social desarrolla sus funciones mediante una serie de entidades gestoras, siendo la más importantes :</text:p>
      <text:p text:style-name="P7"><text:s/></text:p>
      <text:p text:style-name="P11">Instituto Nacional de la Seguridad Social : <text:span text:style-name="T3">Es la entidad encargada de la gestión y administración de las prestaciones económicas</text:span></text:p>
      <text:p text:style-name="P11"/>
      <text:p text:style-name="P11">Tesorería General de la Seguridad Social: <text:span text:style-name="T2">Gestiona los recursos económicos y tramita las afiliaciones, altas y bajas de las personas trabajadoras</text:span></text:p>
      <text:p text:style-name="P11"/>
      <text:p text:style-name="P11">Servicio Público de Empleo Estatal (SEPE): <text:span text:style-name="T2">Tramita las prestaciones por desempleo</text:span></text:p>
      <text:p text:style-name="P11"/>
      <text:p text:style-name="P11">Instituto de Mayores y Servicios Sociales (IMSERSO): <text:span text:style-name="T2">Gestiona las pensiones de invalidez <text:s/>y jubilación en sus modalidades no contributivas, así como los servicios complementarios para personas mayores</text:span></text:p>
      <text:p text:style-name="P11"><text:s/></text:p>
      <text:p text:style-name="P11">Instituto Social de la Marina: <text:span text:style-name="T2">Se encarga de la gestión de las prestaciones del sector marítimo y pesquero.</text:span></text:p>
      <text:p text:style-name="P7"/>
      <text:p text:style-name="P7"/>
      <text:p text:style-name="P7">1.2 OBLIGACIONES CON LA SEGURIDAD SOCIAL</text:p>
      <text:p text:style-name="P7"/>
      <text:p text:style-name="P7">La empresa que contrata a personas trabajadoras tiene la obligación de afiliarlas en caso de que se trate de su primer empleo, darlas de alta, cotizar por ellas <text:s/>y al finalizar el contrato tramitar la baja del trabajador.</text:p>
      <text:p text:style-name="P7"/>
      <text:p text:style-name="P7"/>
      <table:table table:name="Tabla1" table:style-name="Tabla1">
        <table:table-column table:style-name="Tabla1.A"/>
        <table:table-column table:style-name="Tabla1.B"/>
        <table:table-row>
          <table:table-cell table:style-name="Tabla1.A1" office:value-type="string">
            <text:p text:style-name="P1">Afiliacion, altas variaciones y <text:s/>bajas </text:p>
          </table:table-cell>
          <table:table-cell table:style-name="Tabla1.A1" office:value-type="string">
            <text:p text:style-name="P1"/>
            <text:p text:style-name="P1">La afiliación es única y para toda la vida. La afiliación ( cuando proceda) <text:soft-page-break/>y el alta se tramitará con carácter previo al inicio de la relación laboral</text:p>
            <text:p text:style-name="P1"/>
            <text:p text:style-name="P1">Las variaciones, cuando se produzcan; y las bajas , cuando finalice la relación laboral con la empresa ( dentro de los tres días naturales siguientes a la finalización)</text:p>
          </table:table-cell>
        </table:table-row>
        <table:table-row>
          <table:table-cell table:style-name="Tabla1.A1" office:value-type="string">
            <text:p text:style-name="P1"/>
            <text:p text:style-name="P1">Cotización </text:p>
          </table:table-cell>
          <table:table-cell table:style-name="Tabla1.A1" office:value-type="string">
            <text:p text:style-name="P1">La empresa deberá ingresar, mensualmente, las cotizaciones de la Seguridad Social ( su propia cuota y de la persona trabajadora)</text:p>
            <text:p text:style-name="P1"/>
            <text:p text:style-name="P1"/>
            <text:p text:style-name="P1"/>
          </table:table-cell>
        </table:table-row>
      </table:table>
      <text:p text:style-name="P7"/>
      <text:p text:style-name="P7">2 .- PRESTACIONES DE LA SEGURIDAD SOCIAL</text:p>
      <text:p text:style-name="P8">Las prestaciones <text:s/>son las medidas de la <text:s/>Seguridad Social para ayudar a las personas trabajadoras y a los familiares que estén a su cargo para superar las situaciones concretas : enfermedades, accidentes, nacimiento y cuidado de menores, desempleo, jubilación , etc</text:p>
      <text:p text:style-name="P8"/>
      <text:p text:style-name="P8">Prestaciones en especie:</text:p>
      <text:p text:style-name="P8">Prestaciones sanitaria , farmacéutica y social : Tienen derecho a la asistencia sanitaria (incluidos los servicios de recuperación física, prótesis y ortopedia) y a la prestación farmacéutica: la persona trabajadora, su cónyuge, sus hijos e hijas y sus ascendientes siempre que vivan con él o con ella y estén a su cargo, las personas pensionistas y las personas desempleadas.</text:p>
      <text:p text:style-name="P8"/>
      <text:p text:style-name="P8">Prestaciones económicas:</text:p>
      <table:table table:name="Tabla2" table:style-name="Tabla2">
        <table:table-column table:style-name="Tabla2.A"/>
        <table:table-column table:style-name="Tabla2.B"/>
        <table:table-row table:style-name="Tabla2.1">
          <table:table-cell table:style-name="Tabla2.A1" office:value-type="string">
            <text:p text:style-name="P1">Subsidios</text:p>
          </table:table-cell>
          <table:table-cell table:style-name="Tabla2.A1" office:value-type="string">
            <text:p text:style-name="P1">Son prestaciones de pago periódico y duración temporal: incapacidad temporal, riesgo durante el embarazo y la lactancia, nacimiento y cuidado del menor, cuidados de menores con cáncer u otra enfermedad grave, corresponsabilidad por el cuidado del lactante.</text:p>
          </table:table-cell>
        </table:table-row>
        <table:table-row>
          <table:table-cell table:style-name="Tabla2.A1" office:value-type="string">
            <text:p text:style-name="P1">Pensiones </text:p>
          </table:table-cell>
          <table:table-cell table:style-name="Tabla2.A1" office:value-type="string">
            <text:p text:style-name="P1">Prestaciones de pago periódico y vitalicio o hasta alcanzar una edad determinada: incapacidad permanente, jubilación, por muerte o supervivencia: viudedad y orfandad, etc.</text:p>
          </table:table-cell>
        </table:table-row>
        <text:soft-page-break/>
        <table:table-row>
          <table:table-cell table:style-name="Tabla2.A1" office:value-type="string">
            <text:p text:style-name="P1">Indemnizaciones</text:p>
          </table:table-cell>
          <table:table-cell table:style-name="Tabla2.A1" office:value-type="string">
            <text:p text:style-name="P1">Prestaciones económicas que se abonan de una sola vez. Lesiones permanentes no invalidantes, Incapacidad permanente parcial</text:p>
          </table:table-cell>
        </table:table-row>
        <table:table-row table:style-name="Tabla2.4">
          <table:table-cell table:style-name="Tabla2.A1" office:value-type="string">
            <text:p text:style-name="P1">Otras prestaciones</text:p>
          </table:table-cell>
          <table:table-cell table:style-name="Tabla2.A1" office:value-type="string">
            <text:p text:style-name="P1">Por desempleo, subsidio asistencial, protección familiar no económica, ingreso mínimo vital</text:p>
          </table:table-cell>
        </table:table-row>
        <table:table-row>
          <table:table-cell table:style-name="Tabla2.A1" office:value-type="string">
            <text:p text:style-name="P1"/>
            <text:p text:style-name="P1"/>
            <text:p text:style-name="P1">Prestaciones no contributivas</text:p>
          </table:table-cell>
          <table:table-cell table:style-name="Tabla2.A1" office:value-type="string">
            <text:p text:style-name="P1"><text:s/>Prestaciones y servicios de asistencia sanitaria y social, pensiones no contributivas de incapacidad permanente, jubilación , complementos a mínimos de las pensiones de la Seguridad Social y otras prestaciones familiares reguladas en LGSS</text:p>
          </table:table-cell>
        </table:table-row>
      </table:table>
      <text:p text:style-name="P8"/>
      <text:p text:style-name="P8"/>
      <text:p text:style-name="P8">2.1 NACIMIENTO Y CUIDADO DE MENOR, EMBARAZO Y LACTANCIA</text:p>
      <text:p text:style-name="P8"/>
      <text:p text:style-name="P8">La Seguridad Social protege a las personas trabajadoras, cualquiera que sea su sexo, por cuenta propia o ajena de la pérdida de ingresos en estas situaciones:nacimiento <text:s/>y cuidado de menores, adopción o acogimiento familiar y riesgo por el embarazo la lactancia.</text:p>
      <table:table table:name="Tabla3" table:style-name="Tabla3">
        <table:table-column table:style-name="Tabla3.A"/>
        <table:table-column table:style-name="Tabla3.B"/>
        <table:table-row>
          <table:table-cell table:style-name="Tabla3.A1" office:value-type="string">
            <text:p text:style-name="P1"/>
            <text:p text:style-name="P1">Nacimiento y cuidado del menor</text:p>
            <text:p text:style-name="P1"/>
            <text:p text:style-name="P1"/>
            <text:p text:style-name="P1"/>
          </table:table-cell>
          <table:table-cell table:style-name="Tabla3.A1" office:value-type="string">
            <text:p text:style-name="P2">Situación protegida: </text:p>
            <text:list text:style-name="L1">
              <text:list-item>
                <text:p text:style-name="P18">Nacimiento de un hijo o una hija</text:p>
              </text:list-item>
              <text:list-item>
                <text:p text:style-name="P18">Adopción o acogida de una persona menor de seis años o menor de 18 años con discapacidad.</text:p>
              </text:list-item>
            </text:list>
            <text:p text:style-name="P2">Requisitos:</text:p>
            <text:p text:style-name="P2"><text:s/>Estar afiliado o afiliada y en situación asimilada al alta y cumplir los requisitos en función de la edad.</text:p>
            <text:list text:style-name="L2">
              <text:list-item>
                <text:p text:style-name="P19">Menor de 21 años: no se exige período de cotización</text:p>
              </text:list-item>
              <text:list-item>
                <text:p text:style-name="P19">Entre 21 <text:s/>y 26 años :90 días <text:s/>cotizados en los siete años anteriores al na cimiento, adopción o acogida, o 180 días <text:s/>a lo largo de toda la vida laboral.</text:p>
              </text:list-item>
              <text:list-item>
                <text:p text:style-name="P19">Mayor de 26 años : 180 días cotizados en los siete años anteriores al nacimiento, adopción <text:s/>o acogida, o 360 días a lo largo de toda la vida laboral anterior. Si la madre no reúne el periodo exigido de cotización previa, se reconoce un subsidio no contributivo de cuantía equivalente al 100% del IPREM durante las ser primeras semanas (42 días).</text:p>
              </text:list-item>
            </text:list>
            <text:p text:style-name="P2">Duración : Dieciséis semanas. La madre puede anticipar <text:soft-page-break/>la prestación hasta cuatro semanas antes de la fecha del parto, debiendo comunicar a la empresa el ejercicio de este derecho con una antelación de 15 días.</text:p>
            <text:p text:style-name="P2"/>
            <text:p text:style-name="P2">Cuantía: El 100 % de la base reguladora</text:p>
            <text:p text:style-name="P2"/>
          </table:table-cell>
        </table:table-row>
        <table:table-row>
          <table:table-cell table:style-name="Tabla3.A1" office:value-type="string">
            <text:p text:style-name="P1"/>
            <text:p text:style-name="P1"/>
            <text:p text:style-name="P1">Corresponsabilidad en el cuidado del lactante</text:p>
          </table:table-cell>
          <table:table-cell table:style-name="Tabla3.A1" office:value-type="string">
            <text:p text:style-name="P2">Situación protegida: </text:p>
            <text:p text:style-name="P2"><text:s/>El nacimiento de un hijo o hija</text:p>
            <text:p text:style-name="P2">La adopción o acogida de carácter permanente . </text:p>
            <text:p text:style-name="P2">La reducción en media hora de la jornada laboral de los dos progenitores o adoptantes para el cuidado <text:s/>del lactante desde que cumpla nueve meses hasta las doce.</text:p>
            <text:p text:style-name="P2">Requisitos: </text:p>
            <text:p text:style-name="P2">Iguales que para el nacimiento y cuidado del menor</text:p>
            <text:p text:style-name="P2">Duración :</text:p>
            <text:p text:style-name="P2">Tres meses, desde los 9 <text:s/>hasta los 12 meses</text:p>
            <text:p text:style-name="P2">Cuantía: Será <text:s/>el 100% de la base reguladora de una incapacidad temporal por contingencias comunes. Solo se reconoce a uno de los progenitores.</text:p>
            <text:p text:style-name="P2"/>
          </table:table-cell>
        </table:table-row>
        <table:table-row>
          <table:table-cell table:style-name="Tabla3.A1" office:value-type="string">
            <text:p text:style-name="P1">Riesgo durante el embarazo y la <text:s/>lactancia natural</text:p>
          </table:table-cell>
          <table:table-cell table:style-name="Tabla3.A1" office:value-type="string">
            <text:p text:style-name="P2">Situación protegida: Se percibe cuando el trabajo influye negativamente en la salud de la trabajadora, en la del feto o en la del hijo o la hija en caso de lactancia natural.</text:p>
            <text:p text:style-name="P2">Requisitos: <text:s/>Estar afiliada y en situación de alta o asimilada al alta. No se exige periodo previo de cotización.</text:p>
            <text:list text:style-name="L3">
              <text:list-header>
                <text:p text:style-name="P20">Duración :</text:p>
              </text:list-header>
              <text:list-item>
                <text:p text:style-name="P20">En caso de riesgo durante el embarazo, hasta que el riesgo cesa o se produce el parto.</text:p>
              </text:list-item>
              <text:list-item>
                <text:p text:style-name="P20">En caso de riesgo durante la lactancia natural, hasta los nueve meses del hijo o la hija.</text:p>
              </text:list-item>
            </text:list>
            <text:p text:style-name="P2"/>
            <text:p text:style-name="P2">Cuantía</text:p>
            <text:p text:style-name="P2"><text:s/>Un subsidio equivalente al 100 por 100 de la base reguladora, </text:p>
            <text:p text:style-name="P2"/>
            <text:p text:style-name="P2"/>
          </table:table-cell>
        </table:table-row>
      </table:table>
      <text:p text:style-name="P8"/>
      <text:p text:style-name="P8"/>
      <text:list text:style-name="L8">
        <text:list-item>
          <text:list>
            <text:list-item>
              <text:p text:style-name="P14"><text:soft-page-break/>Incapacidad temporal</text:p>
            </text:list-item>
          </text:list>
        </text:list-item>
      </text:list>
      <text:p text:style-name="P8"/>
      <text:p text:style-name="P8"/>
      <text:p text:style-name="P8">La incapacidad temporal (IT) <text:s/>es la situación en la que se encuentran las personas tradbajadoras incapacitadas transitoriamente para realizar su actividad y que precisan asistencia sanitaria por padecer una enfermedad, común o profesional, o haber sufrido un accidente <text:s/>( sea o no laboral), así como en periodos <text:s/>de observación por una enfermedad profesionales</text:p>
      <text:p text:style-name="P8"/>
      <text:p text:style-name="P7">A. Requisitos </text:p>
      <text:p text:style-name="P7"/>
      <text:p text:style-name="P8">Para <text:s/>poder beneficiarse de las prestaciones económicas es necesario estar afiliado o afiliada a la Seguridad Social y en situación de alta o asimilada al alta, y haber cotizado durante un periodo determinado de tiempo.</text:p>
      <text:p text:style-name="P8"/>
      <table:table table:name="Tabla" table:style-name="Tabla">
        <table:table-column table:style-name="Tabla.A"/>
        <table:table-column table:style-name="Tabla.B"/>
        <table:table-row>
          <table:table-cell table:style-name="Tabla.A1" office:value-type="string">
            <text:p text:style-name="P1">Enfermedad común</text:p>
          </table:table-cell>
          <table:table-cell table:style-name="Tabla.B1" office:value-type="string">
            <text:p text:style-name="P1"><text:s/>Haber cotizado como mínimo durante 180 días dentro de los cinco años anteriores a la baja médica. Este periodo se denomina , periodo de carencia</text:p>
          </table:table-cell>
        </table:table-row>
        <table:table-row>
          <table:table-cell table:style-name="Tabla.A2" office:value-type="string">
            <text:p text:style-name="P1">Enfermedad profesional <text:s/>y accidente , ya sea laboral o no</text:p>
          </table:table-cell>
          <table:table-cell table:style-name="Tabla.B2" office:value-type="string">
            <text:p text:style-name="P1">No se exige un periodo mínimo de cotización </text:p>
          </table:table-cell>
        </table:table-row>
      </table:table>
      <text:p text:style-name="P8"/>
      <text:p text:style-name="P8"/>
      <text:p text:style-name="P7">B.- Duración</text:p>
      <text:p text:style-name="P7"/>
      <text:p text:style-name="P8">Tiene una duración máxima de doce meses, prorrogables , a instancia <text:s/>del INSS <text:s/>por otros seis cuando se estime <text:s/>que la persona trabajadora puede recibir el alta médica por curación.</text:p>
      <text:p text:style-name="P8"/>
      <text:p text:style-name="P8">Si los servicios médicos consideran posible la recuperación , la situación de incapacidad temporal se puede ampliar hasta alcanzar un máximo de 24 meses, periodo que se cuenta desde el inicio de <text:s/>dicha situación.</text:p>
      <text:p text:style-name="P8"><text:s/></text:p>
      <text:p text:style-name="P8">DURACIÓN DE LA INCAPACIDAD TEMPORAL</text:p>
      <text:p text:style-name="P8"/>
      <text:p text:style-name="P8">Duración de la IT: (12 meses) :</text:p>
      <text:list text:style-name="L9">
        <text:list-item>
          <text:p text:style-name="P15">Prorroga de seis meses por el INSS <text:s/>: <text:s/>- Incapacidad permanente</text:p>
          <text:p text:style-name="P15"><text:soft-page-break/><text:s text:c="62"/>- Prórroga máxima hasta 24 meses.</text:p>
          <text:p text:style-name="P15"><text:s text:c="62"/>- Alta.</text:p>
        </text:list-item>
        <text:list-item>
          <text:p text:style-name="P15">Alta </text:p>
        </text:list-item>
      </text:list>
      <text:p text:style-name="P8"/>
      <text:p text:style-name="P8"/>
      <text:p text:style-name="P8">SUBSIDIO POR INCAPACIDAD TEMPORAL</text:p>
      <table:table table:name="Tabla4" table:style-name="Tabla4">
        <table:table-column table:style-name="Tabla4.A" table:number-columns-repeated="3"/>
        <table:table-column table:style-name="Tabla4.D"/>
        <table:table-row>
          <table:table-cell table:style-name="Tabla4.A1" office:value-type="string">
            <text:p text:style-name="P1">CONTINGENCIA</text:p>
          </table:table-cell>
          <table:table-cell table:style-name="Tabla4.A1" office:value-type="string">
            <text:p text:style-name="P1">DURACIÓN</text:p>
          </table:table-cell>
          <table:table-cell table:style-name="Tabla4.A1" office:value-type="string">
            <text:p text:style-name="P1">CUANTÍA</text:p>
          </table:table-cell>
          <table:table-cell table:style-name="Tabla4.D1" office:value-type="string">
            <text:p text:style-name="P1">A CARGO DE</text:p>
          </table:table-cell>
        </table:table-row>
        <table:table-row>
          <table:table-cell table:style-name="Tabla4.A2" office:value-type="string">
            <text:p text:style-name="P1">ENFERMEDAD COMÚN Y ACCIDENTE NO LABORAL</text:p>
          </table:table-cell>
          <table:table-cell table:style-name="Tabla4.A2" office:value-type="string">
            <text:p text:style-name="P1">Días 1, 2 y 3</text:p>
          </table:table-cell>
          <table:table-cell table:style-name="Tabla4.A2" office:value-type="string">
            <text:p text:style-name="P1">No se cobra subsidio</text:p>
          </table:table-cell>
          <table:table-cell table:style-name="Tabla4.D2" office:value-type="string">
            <text:p text:style-name="P1">La empresa </text:p>
          </table:table-cell>
        </table:table-row>
        <table:table-row>
          <table:table-cell table:style-name="Tabla4.A2" office:value-type="string">
            <text:p text:style-name="P1"/>
          </table:table-cell>
          <table:table-cell table:style-name="Tabla4.A2" office:value-type="string">
            <text:p text:style-name="P1">Día 4º al 15º</text:p>
          </table:table-cell>
          <table:table-cell table:style-name="Tabla4.A2" office:value-type="string">
            <text:p text:style-name="P1">60% de la base reguladora</text:p>
          </table:table-cell>
          <table:table-cell table:style-name="Tabla4.D2" office:value-type="string">
            <text:p text:style-name="P1">La empresa</text:p>
          </table:table-cell>
        </table:table-row>
        <table:table-row>
          <table:table-cell table:style-name="Tabla4.A2" office:value-type="string">
            <text:p text:style-name="P1"/>
          </table:table-cell>
          <table:table-cell table:style-name="Tabla4.A2" office:value-type="string">
            <text:p text:style-name="P1">Día 16º al 20º día de la baja inclusive ( 5 días) </text:p>
          </table:table-cell>
          <table:table-cell table:style-name="Tabla4.A2" office:value-type="string">
            <text:p text:style-name="P1">60% de la base reguladora</text:p>
          </table:table-cell>
          <table:table-cell table:style-name="Tabla4.D2" office:value-type="string">
            <text:p text:style-name="P1">INSS o mutuas colaboradoras de la Seguridad Social</text:p>
          </table:table-cell>
        </table:table-row>
        <table:table-row>
          <table:table-cell table:style-name="Tabla4.A2" office:value-type="string">
            <text:p text:style-name="P1"/>
          </table:table-cell>
          <table:table-cell table:style-name="Tabla4.A2" office:value-type="string">
            <text:p text:style-name="P1">Día 21 y siguiente</text:p>
          </table:table-cell>
          <table:table-cell table:style-name="Tabla4.A2" office:value-type="string">
            <text:p text:style-name="P1">75% de la base reguladora</text:p>
          </table:table-cell>
          <table:table-cell table:style-name="Tabla4.D2" office:value-type="string">
            <text:p text:style-name="P1">INSS o mutuas colaboradoras de la Seguridad Social</text:p>
          </table:table-cell>
        </table:table-row>
        <table:table-row>
          <table:table-cell table:style-name="Tabla4.A2" office:value-type="string">
            <text:p text:style-name="P1">ENFERMEDAD PROFESIONAL Y ACCIDENTE LABORAL</text:p>
          </table:table-cell>
          <table:table-cell table:style-name="Tabla4.A2" office:value-type="string">
            <text:p text:style-name="P1">Desde el día siguiente al de la baja hasta el día de alta( el de la baja corre a cargo de la empresa)</text:p>
          </table:table-cell>
          <table:table-cell table:style-name="Tabla4.A2" office:value-type="string">
            <text:p text:style-name="P1">75% de la base reguladora</text:p>
          </table:table-cell>
          <table:table-cell table:style-name="Tabla4.D2" office:value-type="string">
            <text:p text:style-name="P1">INSS o mutuas colaboradoras de la Seguridad Social</text:p>
          </table:table-cell>
        </table:table-row>
      </table:table>
      <text:p text:style-name="P8"/>
      <text:p text:style-name="P8"/>
      <text:list text:style-name="L10">
        <text:list-item>
          <text:list>
            <text:list-item>
              <text:p text:style-name="P16">INCAPACIDAD PERMANENTE</text:p>
            </text:list-item>
          </text:list>
        </text:list-item>
      </text:list>
      <text:p text:style-name="P8"/>
      <text:p text:style-name="P9">La incapacidad permanente <text:s/>(IP) es la situación de una persona trabajadora que, después de haber recibido el alta médica, presenta reducciones anatómicas o funcionales graves que disminuyen o anulan su capacidad para el trabajo.</text:p>
      <text:p text:style-name="P8"><text:soft-page-break/></text:p>
      <text:p text:style-name="P8"><text:s text:c="3"/>Para percibir esta prestación, que se califica en grados, hay que estar dado de alta y haber cotizado el tiempo exigido, excepto cuando la incapacidad se debe a un accidente o una enfermedad profesional, que no requieren un periodo de cotización previo.</text:p>
      <text:p text:style-name="P8"/>
      <text:p text:style-name="P8"/>
      <text:p text:style-name="P8"/>
      <table:table table:name="Tabla5" table:style-name="Tabla5">
        <table:table-column table:style-name="Tabla5.A" table:number-columns-repeated="3"/>
        <table:table-row>
          <table:table-cell table:style-name="Tabla5.A1" office:value-type="string">
            <text:p text:style-name="P1"/>
          </table:table-cell>
          <table:table-cell table:style-name="Tabla5.A1" office:value-type="string">
            <text:p text:style-name="P1">Grados de incapacidad</text:p>
          </table:table-cell>
          <table:table-cell table:style-name="Tabla5.C1" office:value-type="string">
            <text:p text:style-name="P1">Prestación</text:p>
          </table:table-cell>
        </table:table-row>
        <table:table-row>
          <table:table-cell table:style-name="Tabla5.A2" office:value-type="string">
            <text:p text:style-name="P1">Incapacidad permanente parcial</text:p>
          </table:table-cell>
          <table:table-cell table:style-name="Tabla5.A2" office:value-type="string">
            <text:p text:style-name="P1">Es la que produce en la persona trabajadora una disminución en el rendimiento <text:s/>de su profesión no inferior al 33% <text:s/>sin impedirle la realización de las tareas fundamentales de la misma</text:p>
          </table:table-cell>
          <table:table-cell table:style-name="Tabla5.C2" office:value-type="string">
            <text:p text:style-name="P1">Una cantidad equivalente a 24 mensualidades de la base reguladora</text:p>
          </table:table-cell>
        </table:table-row>
        <table:table-row>
          <table:table-cell table:style-name="Tabla5.A2" office:value-type="string">
            <text:p text:style-name="P1">Incapacidad permanente total</text:p>
          </table:table-cell>
          <table:table-cell table:style-name="Tabla5.A2" office:value-type="string">
            <text:p text:style-name="P2">Inhabilita a la persona trabajadora para la realización de las tareas fundamentales de su profesión habitual, pero le permite dedicarse a otras distintas.</text:p>
          </table:table-cell>
          <table:table-cell table:style-name="Tabla5.C2" office:value-type="string">
            <text:p text:style-name="P2">Como norma general, el 55% de la BR. Se incrementará en un 20% para los mayores de 55 años cuando, por su falta de preparación, se presuma la dificultada de obtener un empleo en alguna actividad distinta de la habitual.</text:p>
          </table:table-cell>
        </table:table-row>
        <table:table-row>
          <table:table-cell table:style-name="Tabla5.A2" office:value-type="string">
            <text:p text:style-name="P1">Incapacidad permanente absoluta</text:p>
          </table:table-cell>
          <table:table-cell table:style-name="Tabla5.A2" office:value-type="string">
            <text:p text:style-name="P2">Impide a la persona trabajadora el ejercicio de cualquier profesión <text:s/>u oficio</text:p>
          </table:table-cell>
          <table:table-cell table:style-name="Tabla5.C2" office:value-type="string">
            <text:p text:style-name="P2">El 100% de la base reguladora</text:p>
          </table:table-cell>
        </table:table-row>
        <table:table-row>
          <table:table-cell table:style-name="Tabla5.A2" office:value-type="string">
            <text:p text:style-name="P1">Gran invalidez</text:p>
          </table:table-cell>
          <table:table-cell table:style-name="Tabla5.A2" office:value-type="string">
            <text:p text:style-name="P2">Se da cuando una persona posee una incapacidad permanente y, además, no puede realizar por sí misma <text:soft-page-break/>las tareas cotidianas básicas, por lo que requiere de una persona para su cuidado.</text:p>
          </table:table-cell>
          <table:table-cell table:style-name="Tabla5.C2" office:value-type="string">
            <text:p text:style-name="P2">El 100% de la base reguladora, incrementado con un complemento que no puede ser inferior al <text:soft-page-break/>45% de la pensión.</text:p>
          </table:table-cell>
        </table:table-row>
      </table:table>
      <text:p text:style-name="P8"/>
      <text:p text:style-name="P7">3.- Jubilación</text:p>
      <text:p text:style-name="P8"/>
      <text:p text:style-name="P8">La jubilación es el cese voluntario en el trabajo ( por cuenta propia o ajena) a causa de la edad , lo <text:s/>que da derecho a la persona trabajadora a una pensión vitalicia.</text:p>
      <text:p text:style-name="P8"/>
      <text:p text:style-name="P8">Los requisitos necesarios para solicitar la jubilación son los siguientes:</text:p>
      <text:p text:style-name="P8"/>
      <text:list text:style-name="L11">
        <text:list-item>
          <text:p text:style-name="P17">Cumplir la edad legal de jubilación, tal como se especifica en la tabla.</text:p>
        </text:list-item>
        <text:list-item>
          <text:p text:style-name="P17">Haber cotizado durante quince años( sin incluir pagas extraordinarias), dos de los cuales deben estar comprendidos dentro de los quince años inmediatamente anteriores a la edad de jubilación.</text:p>
        </text:list-item>
      </text:list>
      <text:p text:style-name="P8"/>
      <text:p text:style-name="P8">La cuantía <text:s/>se determinada aplicando a la base reguladora un porcentaje que varía <text:s/>según el número de años cotizados. </text:p>
      <text:p text:style-name="P8"/>
      <text:p text:style-name="P8"/>
      <table:table table:name="Tabla6" table:style-name="Tabla6">
        <table:table-column table:style-name="Tabla6.A"/>
        <table:table-column table:style-name="Tabla6.B"/>
        <table:table-row>
          <table:table-cell table:style-name="Tabla6.A1" office:value-type="string">
            <text:p text:style-name="P1">AÑO</text:p>
          </table:table-cell>
          <table:table-cell table:style-name="Tabla6.B1" office:value-type="string">
            <text:p text:style-name="P1">EDAD EXIGIDA</text:p>
          </table:table-cell>
        </table:table-row>
        <table:table-row>
          <table:table-cell table:style-name="Tabla6.A2" office:value-type="float" office:value="2021">
            <text:p text:style-name="P1">2021</text:p>
          </table:table-cell>
          <table:table-cell table:style-name="Tabla6.B2" office:value-type="string">
            <text:p text:style-name="P1">68 años</text:p>
          </table:table-cell>
        </table:table-row>
        <table:table-row>
          <table:table-cell table:style-name="Tabla6.A2" office:value-type="float" office:value="2022">
            <text:p text:style-name="P1">2022</text:p>
          </table:table-cell>
          <table:table-cell table:style-name="Tabla6.B2" office:value-type="string">
            <text:p text:style-name="P1">66 años y 2 meses</text:p>
          </table:table-cell>
        </table:table-row>
        <table:table-row>
          <table:table-cell table:style-name="Tabla6.A2" office:value-type="float" office:value="2023">
            <text:p text:style-name="P1">2023</text:p>
          </table:table-cell>
          <table:table-cell table:style-name="Tabla6.B2" office:value-type="string">
            <text:p text:style-name="P1">66 años y 4 meses</text:p>
          </table:table-cell>
        </table:table-row>
        <table:table-row>
          <table:table-cell table:style-name="Tabla6.A2" office:value-type="float" office:value="2024">
            <text:p text:style-name="P1">2024</text:p>
          </table:table-cell>
          <table:table-cell table:style-name="Tabla6.B2" office:value-type="string">
            <text:p text:style-name="P1">66 años y 6 meses</text:p>
          </table:table-cell>
        </table:table-row>
        <table:table-row>
          <table:table-cell table:style-name="Tabla6.A2" office:value-type="float" office:value="2025">
            <text:p text:style-name="P1">2025</text:p>
          </table:table-cell>
          <table:table-cell table:style-name="Tabla6.B2" office:value-type="string">
            <text:p text:style-name="P1">66 años y 8 meses</text:p>
          </table:table-cell>
        </table:table-row>
        <table:table-row>
          <table:table-cell table:style-name="Tabla6.A2" office:value-type="float" office:value="2026">
            <text:p text:style-name="P1">2026</text:p>
          </table:table-cell>
          <table:table-cell table:style-name="Tabla6.B2" office:value-type="string">
            <text:p text:style-name="P1">66 años y 10 meses</text:p>
          </table:table-cell>
        </table:table-row>
        <table:table-row>
          <table:table-cell table:style-name="Tabla6.A2" office:value-type="float" office:value="2027">
            <text:p text:style-name="P1">2027</text:p>
          </table:table-cell>
          <table:table-cell table:style-name="Tabla6.B2" office:value-type="string">
            <text:p text:style-name="P1">67 años</text:p>
          </table:table-cell>
        </table:table-row>
      </table:table>
      <text:p text:style-name="P8"/>
      <text:p text:style-name="P8">4.- PRESTACIONES POR MUERTE O SUPERVIVENCIA</text:p>
      <text:p text:style-name="P8"/>
      <text:p text:style-name="P8"><text:soft-page-break/>Estas prestaciones han sido establecidas para quienes tienen vinculación con una persona trabajadora o pensionista y , tras el fallecimiento de esta , se encuentran en una situación de necesidad económica.</text:p>
      <text:p text:style-name="P8"/>
      <table:table table:name="Tabla7" table:style-name="Tabla7">
        <table:table-column table:style-name="Tabla7.A"/>
        <table:table-column table:style-name="Tabla7.B"/>
        <table:table-column table:style-name="Tabla7.C"/>
        <table:table-row>
          <table:table-cell table:style-name="Tabla7.A1" office:value-type="string">
            <text:p text:style-name="P1">Viudedad</text:p>
          </table:table-cell>
          <table:table-cell table:style-name="Tabla7.A1" office:value-type="string">
            <text:p text:style-name="P1">Personas beneficiarias</text:p>
          </table:table-cell>
          <table:table-cell table:style-name="Tabla7.C1" office:value-type="string">
            <text:p text:style-name="P2">Cónyuge superviviente en matrimonios reconocidos <text:s/>civilmente; parejas separadas o divorciadas, si cobran una pensión compensatoria , y parejas de hecho, siempre que acrediten un período de convivencia mínimo o estén inscritas en algún registro específico.</text:p>
            <text:p text:style-name="P2"/>
            <text:p text:style-name="P2">Cuantía . <text:s/>Como norma general, el 52% <text:s/>de la base reguladora. Cumpliendo ciertos requisitos, esta cantidad es ampliable hasta el 60% <text:s/>(personas mayores de 65 años <text:s/>sin otros ingresos) o el 70% ( en caso de viudedad, de cargas familiares, existencia de <text:s/>hijos o hijas menores de 26 años, etc..) de la base reguladora.</text:p>
          </table:table-cell>
        </table:table-row>
        <table:table-row>
          <table:table-cell table:style-name="Tabla7.A2" office:value-type="string">
            <text:p text:style-name="P1">Orfandad </text:p>
          </table:table-cell>
          <table:table-cell table:style-name="Tabla7.A2" office:value-type="string">
            <text:p text:style-name="P1"><text:s/>Personas beneficiarias</text:p>
          </table:table-cell>
          <table:table-cell table:style-name="Tabla7.C2" office:value-type="string">
            <text:p text:style-name="P2">Con carácter general, se aplica a personas de hasta 21 años, edad prorrogable hasta los 25 años si se trata de estudiantes que no disponen de otros ingresos o de personas <text:s/>con una discapacidad superior al 33%</text:p>
            <text:p text:style-name="P2"/>
            <text:p text:style-name="P2">Cuantía: La pensión supone <text:s/>el 20% de la base reguladora, sin que la suma de todas las pensiones por muerte y supervivencia pueda superar el 100% de dicha base.</text:p>
          </table:table-cell>
        </table:table-row>
      </table:table>
      <text:p text:style-name="P8"/>
      <text:p text:style-name="P7">5.- Desempleo</text:p>
      <text:p text:style-name="P7"/>
      <text:p text:style-name="P8">El <text:s/>desempleo es la situación en la que se encuentran quienes pierden su empleo o ven reducida <text:s/>su jornada laboral en un porcentaje comprendido <text:soft-page-break/>entre un 10% y un 70 % <text:s/>con la correspondiente pérdida o disminución proporcional del salario.</text:p>
      <text:p text:style-name="P8"/>
      <text:p text:style-name="P8">A . Nivel contributivo : prestación por desempleo</text:p>
      <text:p text:style-name="P8"/>
      <text:p text:style-name="P8">La persona en situación de paro puede solicitarla si cumple estos requisitos.</text:p>
      <text:p text:style-name="P8"/>
      <table:table table:name="Tabla8" table:style-name="Tabla8">
        <table:table-column table:style-name="Tabla8.A"/>
        <table:table-column table:style-name="Tabla8.B"/>
        <table:table-row>
          <table:table-cell table:style-name="Tabla8.A1" office:value-type="string">
            <text:p text:style-name="P1">Requisitos</text:p>
          </table:table-cell>
          <table:table-cell table:style-name="Tabla8.B1" office:value-type="string">
            <text:list text:style-name="L4">
              <text:list-item>
                <text:p text:style-name="P21">Estar afiliado a la Seguridad Social y en situación de alta o asimilada al alta.</text:p>
              </text:list-item>
              <text:list-item>
                <text:p text:style-name="P21">Encontrarse en situación legal de desempleo por la extinción de la relación laboral, por la suspensión autorizada <text:s/>de la relación laboral y por la reducción temporal y autorizada de la jornada de trabajo.</text:p>
              </text:list-item>
              <text:list-item>
                <text:p text:style-name="P21">Tener cubierto el periodo mínimo de <text:s/>cotización, doce meses en los seis años anteriores al desempleo.</text:p>
              </text:list-item>
              <text:list-item>
                <text:p text:style-name="P21">No haber cumplido la edad establecida para tener derecho a la pensión contributiva de jubilación, salvo que la persona trabajadora no tuviera acreditado el periodo de cotización requerido.</text:p>
              </text:list-item>
              <text:list-item>
                <text:p text:style-name="P21">Haber trabajado por cuenta ajena. Las personas trabajadoras autónomas no tienen derecho a <text:s/>prestación.</text:p>
              </text:list-item>
            </text:list>
            <text:p text:style-name="P1"/>
            <text:p text:style-name="P1"/>
            <text:p text:style-name="P1"/>
          </table:table-cell>
        </table:table-row>
      </table:table>
      <text:p text:style-name="P8"/>
      <text:p text:style-name="P7"/>
      <text:p text:style-name="P7">Tabla .Duración de la prestación por desempleo</text:p>
      <table:table table:name="Tabla9" table:style-name="Tabla9">
        <table:table-column table:style-name="Tabla9.A"/>
        <table:table-column table:style-name="Tabla9.B"/>
        <table:table-row>
          <table:table-cell table:style-name="Tabla9.A1" office:value-type="string">
            <text:p text:style-name="P1">Días cotizados en los últimos seis años</text:p>
          </table:table-cell>
          <table:table-cell table:style-name="Tabla9.B1" office:value-type="string">
            <text:p text:style-name="P1">Duración de la prestación</text:p>
          </table:table-cell>
        </table:table-row>
        <table:table-row>
          <table:table-cell table:style-name="Tabla9.A2" office:value-type="string">
            <text:p text:style-name="P1">De 360 a 539 días</text:p>
          </table:table-cell>
          <table:table-cell table:style-name="Tabla9.B2" office:value-type="string">
            <text:p text:style-name="P1">120 días</text:p>
          </table:table-cell>
        </table:table-row>
        <table:table-row>
          <table:table-cell table:style-name="Tabla9.A2" office:value-type="string">
            <text:p text:style-name="P1">De 540 a 719 días</text:p>
          </table:table-cell>
          <table:table-cell table:style-name="Tabla9.B2" office:value-type="string">
            <text:p text:style-name="P1">180 días</text:p>
          </table:table-cell>
        </table:table-row>
        <table:table-row>
          <table:table-cell table:style-name="Tabla9.A2" office:value-type="string">
            <text:p text:style-name="P1">De 720 a 899 días</text:p>
          </table:table-cell>
          <table:table-cell table:style-name="Tabla9.B2" office:value-type="string">
            <text:p text:style-name="P1">240 días</text:p>
          </table:table-cell>
        </table:table-row>
        <table:table-row>
          <table:table-cell table:style-name="Tabla9.A2" office:value-type="string">
            <text:p text:style-name="P1">De 900 a 1079 días</text:p>
          </table:table-cell>
          <table:table-cell table:style-name="Tabla9.B2" office:value-type="string">
            <text:p text:style-name="P1">300 días</text:p>
          </table:table-cell>
        </table:table-row>
        <table:table-row>
          <table:table-cell table:style-name="Tabla9.A2" office:value-type="string">
            <text:p text:style-name="P1">De 1080 a 1259 días</text:p>
          </table:table-cell>
          <table:table-cell table:style-name="Tabla9.B2" office:value-type="string">
            <text:p text:style-name="P1">360 días</text:p>
          </table:table-cell>
        </table:table-row>
        <table:table-row>
          <table:table-cell table:style-name="Tabla9.A2" office:value-type="string">
            <text:p text:style-name="P1">De1260 a 1439 días</text:p>
          </table:table-cell>
          <table:table-cell table:style-name="Tabla9.B2" office:value-type="string">
            <text:p text:style-name="P1">420 días</text:p>
          </table:table-cell>
        </table:table-row>
        <text:soft-page-break/>
        <table:table-row>
          <table:table-cell table:style-name="Tabla9.A2" office:value-type="string">
            <text:p text:style-name="P1">De 1440 a 1619 días</text:p>
          </table:table-cell>
          <table:table-cell table:style-name="Tabla9.B2" office:value-type="string">
            <text:p text:style-name="P1">480 días</text:p>
          </table:table-cell>
        </table:table-row>
        <table:table-row>
          <table:table-cell table:style-name="Tabla9.A2" office:value-type="string">
            <text:p text:style-name="P1">De 1620 a 1799 días</text:p>
          </table:table-cell>
          <table:table-cell table:style-name="Tabla9.B2" office:value-type="string">
            <text:p text:style-name="P1">540 días</text:p>
          </table:table-cell>
        </table:table-row>
        <table:table-row>
          <table:table-cell table:style-name="Tabla9.A2" office:value-type="string">
            <text:p text:style-name="P1">De 1800 a 1979 días</text:p>
          </table:table-cell>
          <table:table-cell table:style-name="Tabla9.B2" office:value-type="string">
            <text:p text:style-name="P1">600 días</text:p>
          </table:table-cell>
        </table:table-row>
        <table:table-row>
          <table:table-cell table:style-name="Tabla9.A2" office:value-type="string">
            <text:p text:style-name="P1">De <text:s/>1980 a 2159 días</text:p>
          </table:table-cell>
          <table:table-cell table:style-name="Tabla9.B2" office:value-type="string">
            <text:p text:style-name="P1">660 días</text:p>
          </table:table-cell>
        </table:table-row>
        <table:table-row>
          <table:table-cell table:style-name="Tabla9.A2" office:value-type="string">
            <text:p text:style-name="P1">De 2160 <text:s/>a 720 días</text:p>
          </table:table-cell>
          <table:table-cell table:style-name="Tabla9.B2" office:value-type="string">
            <text:p text:style-name="P1">720 días</text:p>
          </table:table-cell>
        </table:table-row>
      </table:table>
      <text:p text:style-name="P7"/>
      <text:p text:style-name="P7"/>
      <text:p text:style-name="P7">B. Nivel asistencial: subsidio por desempleo</text:p>
      <text:p text:style-name="P7"/>
      <text:p text:style-name="P8">El <text:s/>subsidio por desempleo es una prestación asistencial que se puede percibir cuando no se cumplen los requisitos para beneficiarse de la prestación por desempleo, o bien esta <text:s/>ya se ha agotado y se tienen responsabilidades familiares o eres mayor de 45 años sin ellas.</text:p>
      <text:p text:style-name="P8"/>
      <table:table table:name="Tabla10" table:style-name="Tabla10">
        <table:table-column table:style-name="Tabla10.A"/>
        <table:table-column table:style-name="Tabla10.B"/>
        <table:table-row>
          <table:table-cell table:style-name="Tabla10.A1" office:value-type="string">
            <text:p text:style-name="P1">Requisitos</text:p>
          </table:table-cell>
          <table:table-cell table:style-name="Tabla10.B1" office:value-type="string">
            <text:list text:style-name="L5">
              <text:list-item>
                <text:p text:style-name="P22"><text:s/>Estar en situación legal de desempleo e inscrito o inscrita como demandante de empleo.</text:p>
              </text:list-item>
              <text:list-item>
                <text:p text:style-name="P22">Haber cotizado en un régimen de la Seguridad Social que contemple la contingencia de desempleo, durante al menos tres meses, si se tienen responsabilidades familiares, seis meses, en el caso contrario, y no <text:s/>tener cubierto el periodo mínimo de cotización de 360 días para poder acceder a una prestación contributiva.</text:p>
              </text:list-item>
              <text:list-item>
                <text:p text:style-name="P22">Carecer de rentas de cualquier naturaleza superiores al 75% del salario mínimo interprofesional, excluida la parte proporcional de dos pagas extraordiinarias.</text:p>
              </text:list-item>
            </text:list>
            <text:p text:style-name="P2"/>
            <text:p text:style-name="P2"/>
            <text:p text:style-name="P2"><text:soft-page-break/>Cuantía : El 80% <text:s/>del IPREM , sin incluir las pagas extraordinarias.</text:p>
            <text:p text:style-name="P2"/>
            <text:p text:style-name="P2">Duración se puede percibir el subsidio por desempleo durante 30 meses o más. Los jóvenes que no hayan cubierto el periodo mínimo de cotización cobrarán seis meses si han cotizado como mínimo ese periodo de tiempo</text:p>
          </table:table-cell>
        </table:table-row>
      </table:table>
      <text:p text:style-name="P8"/>
      <text:p text:style-name="P7"/>
      <text:p text:style-name="P7">Preguntas a realizar</text:p>
      <text:p text:style-name="P7"/>
      <text:p text:style-name="P7"/>
      <text:p text:style-name="P7">1.- Raquel , que tiene 22 años y está embarazada de ocho meses, presta sus servicios como cajera. <text:s/>A lo largo de su vida ha cotizado durante 250 días. </text:p>
      <text:p text:style-name="P7">La trabajadora quiere saber:</text:p>
      <text:p text:style-name="P7"><text:s/>A) Si cumple los requisitos necesarios para percibir la prestación por nacimiento y cuidado de menor.</text:p>
      <text:p text:style-name="P7"/>
      <text:p text:style-name="P7">2.- A María, que cumplirá 65 años <text:s/>en 2027 <text:s/>y habrá cotizado 39 años <text:s/>ininterrumpidos, le gustaría jubilarse, pero le han comentado que para hacerlo en esa fecha debe tener 67 años.</text:p>
      <text:p text:style-name="P7"/>
      <text:p text:style-name="P7">a)¿Podría jubilarse María si sigue trabajando hasta el 2027?</text:p>
      <text:p text:style-name="P7"><text:s/>b) ¿Cobrará <text:s text:c="2"/>el 100 % de la pensión?</text:p>
      <text:p text:style-name="P7"/>
      <text:p text:style-name="P7"/>
      <text:p text:style-name="P7">3.- Antonio, un joven de 21 años huérfano de madre que cobra una pensión de orfandad, ha recibido una oferta de empleo en una clínica veterinaria y se hace las siguientes preguntas:</text:p>
      <text:p text:style-name="P7"/>
      <text:p text:style-name="P7">a) ¿ Es compatible la pensión de orfandad con el trabajo.?</text:p>
      <text:p text:style-name="P7"><text:s/>b) ¿ Hasta qué edad se puede <text:s/>seguir cobrando esa pensión?</text:p>
      <text:p text:style-name="P7"/>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5T22:01:37.063000000</meta:creation-date>
    <dc:date>2022-10-12T15:59:46.98</dc:date>
    <meta:editing-duration>PT2H37M17S</meta:editing-duration>
    <meta:editing-cycles>54</meta:editing-cycles>
    <meta:generator>LibreOffice/7.5.1.2$Windows_X86_64 LibreOffice_project/fcbaee479e84c6cd81291587d2ee68cba099e129</meta:generator>
    <meta:document-statistic meta:table-count="11" meta:image-count="0" meta:object-count="0" meta:page-count="13" meta:paragraph-count="220" meta:word-count="2791" meta:character-count="17053" meta:non-whitespace-character-count="14279"/>
  </office:meta>
</office:document-meta>
</file>